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on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rd in ti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rd in non-tit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5-10-15T15:27:48.310798339</meta:creation-date>
    <dc:date>2015-10-15T16:26:08.117070034</dc:date>
    <dc:creator>Miklos </dc:creator>
    <meta:editing-duration>PT1M1S</meta:editing-duration>
    <meta:editing-cycles>3</meta:editing-cycles>
    <meta:generator>LibreOfficeDev/5.1.0.0.alpha1$Linux_X86_64 LibreOffice_project/e67f90c696019012f92674bfc3bdb94176c29c9e</meta:generator>
    <meta:document-statistic meta:object-count="33"/>
  </office:meta>
</office:document-meta>
</file>